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5.661cm"/>
      <style:paragraph-properties style:writing-mode="lr-tb"/>
    </style:style>
    <style:style style:name="P1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4.5cm" svg:height="5.911cm" svg:x="5cm" svg:y="5cm">
          <draw:text-box>
            <text:p><text:span text:style-name="T1">Memo: Writer</text:span><text:span text:style-name="T1">上で作成した図を画像としてエクスポートできるようにする</text:span></text:p>
            <text:p><text:span text:style-name="T1">・画像を一度</text:span><text:span text:style-name="T1">Draw</text:span><text:span text:style-name="T1">上に貼り付け</text:span></text:p>
            <text:p><text:span text:style-name="T1">・コピーして，</text:span><text:span text:style-name="T1">Writer</text:span><text:span text:style-name="T1">上に，「</text:span><text:span text:style-name="T1">LibreOffice</text:span><text:span text:style-name="T1">描画形式」として貼り付け</text:span></text:p>
          </draw:text-box>
        </draw:frame>
      </draw:page>
      <draw:page draw:name="page2" draw:style-name="dp1" draw:master-page-name="標準"/>
      <draw:page draw:name="page3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stroke-dash draw:name="Dash_20_10" draw:display-name="Dash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draw:marker-start-width="0.21cm" draw:marker-end-width="0.2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2-12-11T18:02:50.325000000</dc:date>
    <meta:editing-duration>PT2H30M40S</meta:editing-duration>
    <meta:editing-cycles>51</meta:editing-cycles>
    <meta:generator>LibreOffice/7.5.5.2$Windows_X86_64 LibreOffice_project/ca8fe7424262805f223b9a2334bc7181abbcbf5e</meta:generator>
    <meta:document-statistic meta:object-count="1"/>
  </office:meta>
</office:document-meta>
</file>